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8in" fo:margin-left="0in" fo:margin-top="0in" fo:margin-bottom="0in" fo:break-before="auto" fo:break-after="auto" table:align="left"/>
    </style:style>
    <style:style style:name="Table1.A" style:family="table-column">
      <style:table-column-properties style:column-width="0.5514in"/>
    </style:style>
    <style:style style:name="Table1.B" style:family="table-column">
      <style:table-column-properties style:column-width="1.1146in"/>
    </style:style>
    <style:style style:name="Table1.C" style:family="table-column">
      <style:table-column-properties style:column-width="1.0833in"/>
    </style:style>
    <style:style style:name="Table1.D" style:family="table-column">
      <style:table-column-properties style:column-width="1.8438in"/>
    </style:style>
    <style:style style:name="Table1.E" style:family="table-column">
      <style:table-column-properties style:column-width="1.6778in"/>
    </style:style>
    <style:style style:name="Table1.1" style:family="table-row">
      <style:table-row-properties style:min-row-height="0.4521in" fo:keep-together="auto"/>
    </style:style>
    <style:style style:name="Table1.A1" style:family="table-cell">
      <style:table-cell-properties style:vertical-align="middle"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2708in" fo:margin-left="0in" fo:margin-top="0in" fo:margin-bottom="0in" table:align="left"/>
    </style:style>
    <style:style style:name="Table2.A" style:family="table-column">
      <style:table-column-properties style:column-width="0.5722in"/>
    </style:style>
    <style:style style:name="Table2.B" style:family="table-column">
      <style:table-column-properties style:column-width="1.8646in"/>
    </style:style>
    <style:style style:name="Table2.C" style:family="table-column">
      <style:table-column-properties style:column-width="1.6035in"/>
    </style:style>
    <style:style style:name="Table2.D" style:family="table-column">
      <style:table-column-properties style:column-width="1.5in"/>
    </style:style>
    <style:style style:name="Table2.E" style:family="table-column">
      <style:table-column-properties style:column-width="0.7306in"/>
    </style:style>
    <style:style style:name="Table2.1" style:family="table-row">
      <style:table-row-properties fo:keep-together="auto"/>
    </style:style>
    <style:style style:name="Table2.A1" style:family="table-cell">
      <style:table-cell-properties style:vertical-align="middle" fo:padding="0.0694in" fo:border="1pt solid #000000"/>
    </style:style>
    <style:style style:name="Table2.A2" style:family="table-cell">
      <style:table-cell-properties style:vertical-align="middle" fo:background-color="#d9ead3" fo:padding="0.0694in" fo:border="1pt solid #000000">
        <style:background-image/>
      </style:table-cell-properties>
    </style:style>
    <style:style style:name="Table2.A4" style:family="table-cell">
      <style:table-cell-properties style:vertical-align="middle" fo:background-color="#f4cccc" fo:padding="0.0694in" fo:border="1pt solid #000000">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333333"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333333" fo:padding="0.0694in"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list-style-name="WWNum4">
      <style:paragraph-properties fo:margin-left="0.5in" fo:margin-right="0in" fo:margin-top="0.139in" fo:margin-bottom="0in" loext:contextual-spacing="false" fo:text-indent="-0.25in" style:auto-text-indent="false"/>
    </style:style>
    <style:style style:name="P3" style:family="paragraph" style:parent-style-name="Standard" style:list-style-name="WWNum2">
      <style:paragraph-properties fo:margin-left="0.5in" fo:margin-right="0in" fo:margin-top="0.139in" fo:margin-bottom="0in" loext:contextual-spacing="false" fo:text-align="justify" style:justify-single-word="false" fo:text-indent="-0.25in" style:auto-text-indent="false"/>
    </style:style>
    <style:style style:name="P4" style:family="paragraph" style:parent-style-name="Standard" style:list-style-name="WWNum4">
      <style:paragraph-properties fo:margin-left="0.5in" fo:margin-right="0in" fo:margin-top="0in" fo:margin-bottom="0in" loext:contextual-spacing="false" fo:text-indent="-0.25in" style:auto-text-indent="false"/>
    </style:style>
    <style:style style:name="P5"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style:style>
    <style:style style:name="P6" style:family="paragraph" style:parent-style-name="Standard" style:list-style-name="WWNum3">
      <style:paragraph-properties fo:margin-left="0.5in" fo:margin-right="0in" fo:margin-top="0in" fo:margin-bottom="0.139in" loext:contextual-spacing="false" fo:text-align="justify" style:justify-single-word="false" fo:text-indent="-0.25in" style:auto-text-indent="false"/>
    </style:style>
    <style:style style:name="P7" style:family="paragraph" style:parent-style-name="Standard" style:list-style-name="WWNum1">
      <style:paragraph-properties fo:margin-left="1in" fo:margin-right="0in" fo:margin-top="0in" fo:margin-bottom="0in" loext:contextual-spacing="false" fo:text-indent="-0.25in" style:auto-text-indent="false"/>
    </style:style>
    <style:style style:name="P8" style:family="paragraph" style:parent-style-name="Standard" style:list-style-name="WWNum1">
      <style:paragraph-properties fo:margin-left="1in" fo:margin-right="0in" fo:margin-top="0in" fo:margin-bottom="0.139in" loext:contextual-spacing="false" fo:text-indent="-0.25in" style:auto-text-indent="false"/>
    </style:style>
    <style:style style:name="P9" style:family="paragraph" style:parent-style-name="Standard">
      <style:paragraph-properties fo:margin-left="0.5in" fo:margin-right="0in" fo:text-align="justify" style:justify-single-word="false" fo:text-indent="0in" style:auto-text-indent="false"/>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top="0in" fo:margin-bottom="0in" loext:contextual-spacing="false" fo:line-height="100%" fo:text-align="center" style:justify-single-word="false" fo:orphans="0" fo:widows="0"/>
    </style:style>
    <style:style style:name="P14" style:family="paragraph" style:parent-style-name="Standard">
      <style:paragraph-properties fo:margin-top="0in" fo:margin-bottom="0in" loext:contextual-spacing="false" fo:line-height="100%" fo:text-align="start" style:justify-single-word="false" fo:orphans="0" fo:widows="0"/>
    </style:style>
    <style:style style:name="P15" style:family="paragraph" style:parent-style-name="Standard">
      <style:paragraph-properties fo:margin-left="0in" fo:margin-right="0in" fo:text-indent="0in" style:auto-text-indent="false"/>
    </style:style>
    <style:style style:name="P16" style:family="paragraph" style:parent-style-name="Heading_20_1">
      <style:paragraph-properties fo:text-align="justify" style:justify-single-word="false"/>
    </style:style>
    <style:style style:name="P17" style:family="paragraph" style:parent-style-name="Title" style:master-page-name="Standard">
      <style:paragraph-properties fo:text-align="justify" style:justify-single-word="false"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size="12pt" style:font-size-asian="12pt" style:font-size-complex="12pt"/>
    </style:style>
    <style:style style:name="T4" style:family="text">
      <style:text-properties fo:color="#888888" style:font-name="Consolas" fo:font-size="11pt" fo:background-color="#333333" loext:char-shading-value="0" style:font-name-asian="Consolas1" style:font-size-asian="11pt" style:font-name-complex="Consolas1" style:font-size-complex="11pt"/>
    </style:style>
    <style:style style:name="T5" style:family="text">
      <style:text-properties fo:color="#ffffff" style:font-name="Consolas" fo:font-size="11pt" fo:background-color="#333333" loext:char-shading-value="0" style:font-name-asian="Consolas1" style:font-size-asian="11pt" style:font-name-complex="Consolas1" style:font-size-complex="11pt"/>
    </style:style>
    <style:style style:name="T6" style:family="text">
      <style:text-properties fo:font-size="11pt" style:font-size-asian="11pt" style:font-size-complex="11pt"/>
    </style:style>
    <style:style style:name="T7" style:family="text">
      <style:text-properties fo:color="#666666"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excn1pls6we5"/>SWE30009 - Assignment 2</text:p>
      <text:p text:style-name="P16"><text:bookmark text:name="_qmnhdhb3kusb"/>Task 1</text:p>
      <text:p text:style-name="Standard">From the program description, the properties of its input and output can be summarized as:</text:p>
      <text:list xml:id="list3267653488" text:style-name="WWNum4">
        <text:list-item>
          <text:p text:style-name="P2">An input is considered <text:span text:style-name="T1">valid</text:span> if it is a <text:span text:style-name="T1">non-empty list of up to 20 positive (non-zero) and possibly duplicated integers (*)</text:span>.</text:p>
        </text:list-item>
        <text:list-item>
          <text:p text:style-name="P4">The output consists of two lists of integers such that:</text:p>
        </text:list-item>
      </text:list>
      <text:list xml:id="list1562833773" text:style-name="WWNum1">
        <text:list-item>
          <text:p text:style-name="P7">One list only contains the odd integers of the input list while the other only contains the even integers.</text:p>
        </text:list-item>
        <text:list-item>
          <text:p text:style-name="P7">Both lists are sorted in ascending order.</text:p>
        </text:list-item>
        <text:list-item>
          <text:p text:style-name="P8">Both lists do not contain any duplicate numbers.</text:p>
        </text:list-item>
      </text:list>
      <text:p text:style-name="P1">The program is considered faulty if one or more of the above output properties are not satisfied. If we treat each unsatisfied property as a failure, the program can have up to 3 different failures. For each failure, we can define a corresponding testing objective:</text:p>
      <text:p text:style-name="P9"><text:span text:style-name="T3">O1<text:tab/>Detect the incorrect separation of odd </text:span>and <text:span text:style-name="T3">even integers.</text:span></text:p>
      <text:p text:style-name="P9"><text:span text:style-name="T3">O2<text:tab/>Detect the incorrect sorting of integers.</text:span></text:p>
      <text:p text:style-name="P9"><text:span text:style-name="T3">O3<text:tab/>Detect the incorrect removal of duplicate integers.</text:span></text:p>
      <text:p text:style-name="P1">To construct a concrete valid test case for the program, first select the objectives that it should achieve, then select a <text:span text:style-name="T1">valid (see *) </text:span>list of integers that satisfies the constraints set by the chosen objectives. Each testing objective enforces a constraint on the test cases that achieve it. More specifically:</text:p>
      <text:list xml:id="list2210978771" text:style-name="WWNum2">
        <text:list-item>
          <text:p text:style-name="P3">O1 requires that the test cases <text:span text:style-name="T1">include one or more odd numbers, one or more even numbers, or both</text:span>. If a test case includes both types of number, the expected output will be an odd list and an even list, which can confirm the separation of integers. If a test case only has one type of number, the expected output will contain an empty list and a non-empty list, which still confirms the separation of integers. Clearly, this constraint is always satisfied by any <text:span text:style-name="T1">valid (*)</text:span> test case because the list is bound to contain either an odd or even integer. Thus, this constraint can be ignored.</text:p>
        </text:list-item>
      </text:list>
      <text:list xml:id="list4026800418" text:style-name="WWNum3">
        <text:list-item>
          <text:p text:style-name="P5">O2 requires that the test cases <text:span text:style-name="T1">include different odd numbers, different even numbers, or both (C2)</text:span>. Only when there are different odd or even numbers is the effect of sorting apparent.</text:p>
        </text:list-item>
        <text:list-item>
          <text:p text:style-name="P6">O3 requires that the test cases <text:span text:style-name="T1">include duplicate integers (C3)</text:span>. Only when there are duplicate integers is the effect of removing duplicates apparent.</text:p>
        </text:list-item>
      </text:list>
      <text:p text:style-name="P1">The following table presents 6 test cases constructed following the described process, along with their expected outputs:</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10"><text:span text:style-name="T1">Case</text:span></text:p>
          </table:table-cell>
          <table:table-cell table:style-name="Table1.A1" office:value-type="string">
            <text:p text:style-name="P13"><text:span text:style-name="T1">Objective(s) achieved</text:span></text:p>
          </table:table-cell>
          <table:table-cell table:style-name="Table1.A1" office:value-type="string">
            <text:p text:style-name="P13"><text:span text:style-name="T1">Constraints of input</text:span></text:p>
          </table:table-cell>
          <table:table-cell table:style-name="Table1.A1" office:value-type="string">
            <text:p text:style-name="P10"><text:span text:style-name="T1">Input</text:span></text:p>
          </table:table-cell>
          <table:table-cell table:style-name="Table1.A1" office:value-type="string">
            <text:p text:style-name="P10"><text:span text:style-name="T1">Expected output</text:span></text:p>
          </table:table-cell>
        </table:table-row>
        <table:table-row table:style-name="Table1.2">
          <table:table-cell table:style-name="Table1.A1" office:value-type="string">
            <text:p text:style-name="P10">#1</text:p>
          </table:table-cell>
          <table:table-cell table:style-name="Table1.A1" office:value-type="string">
            <text:p text:style-name="P14">O1</text:p>
          </table:table-cell>
          <table:table-cell table:style-name="Table1.A1" office:value-type="string">
            <text:p text:style-name="P11">None</text:p>
          </table:table-cell>
          <table:table-cell table:style-name="Table1.A1" office:value-type="string">
            <text:p text:style-name="P11">[1, 2]</text:p>
          </table:table-cell>
          <table:table-cell table:style-name="Table1.A1" office:value-type="string">
            <text:p text:style-name="P11">Odd: [1]</text:p>
            <text:p text:style-name="P11">Even: [2]</text:p>
          </table:table-cell>
        </table:table-row>
        <table:table-row table:style-name="Table1.3">
          <table:table-cell table:style-name="Table1.A1" office:value-type="string">
            <text:p text:style-name="P10">#2</text:p>
          </table:table-cell>
          <table:table-cell table:style-name="Table1.A1" office:value-type="string">
            <text:p text:style-name="P14">O1, O2</text:p>
          </table:table-cell>
          <table:table-cell table:style-name="Table1.A1" office:value-type="string">
            <text:p text:style-name="P14">C2</text:p>
          </table:table-cell>
          <table:table-cell table:style-name="Table1.A1" office:value-type="string">
            <text:p text:style-name="P11">[5, 4, 2, 1, 3, 6]</text:p>
          </table:table-cell>
          <table:table-cell table:style-name="Table1.A1" office:value-type="string">
            <text:p text:style-name="P11">Odd: [1, 3, 5]</text:p>
            <text:p text:style-name="P11">Even: [2, 4, 6]</text:p>
          </table:table-cell>
        </table:table-row>
        <table:table-row table:style-name="Table1.4">
          <table:table-cell table:style-name="Table1.A1" office:value-type="string">
            <text:p text:style-name="P10">#3</text:p>
          </table:table-cell>
          <table:table-cell table:style-name="Table1.A1" office:value-type="string">
            <text:p text:style-name="P14">O1, O3</text:p>
          </table:table-cell>
          <table:table-cell table:style-name="Table1.A1" office:value-type="string">
            <text:p text:style-name="P14">C3</text:p>
          </table:table-cell>
          <table:table-cell table:style-name="Table1.A1" office:value-type="string">
            <text:p text:style-name="P11">[1, 1, 1, 2, 2, 2]</text:p>
          </table:table-cell>
          <table:table-cell table:style-name="Table1.A1" office:value-type="string">
            <text:p text:style-name="P11">Odd: [1]</text:p>
            <text:p text:style-name="P11">Even: [2]</text:p>
          </table:table-cell>
        </table:table-row>
        <table:table-row table:style-name="Table1.5">
          <table:table-cell table:style-name="Table1.A1" office:value-type="string">
            <text:p text:style-name="P10">#4</text:p>
          </table:table-cell>
          <table:table-cell table:style-name="Table1.A1" office:value-type="string">
            <text:p text:style-name="P14">O1, O2, O3</text:p>
          </table:table-cell>
          <table:table-cell table:style-name="Table1.A1" office:value-type="string">
            <text:p text:style-name="P14">C2, C3</text:p>
          </table:table-cell>
          <table:table-cell table:style-name="Table1.A1" office:value-type="string">
            <text:p text:style-name="P11">[2, 3, 1, 1, 4, 4, 6, 7, 7, 5]</text:p>
          </table:table-cell>
          <table:table-cell table:style-name="Table1.A1" office:value-type="string">
            <text:p text:style-name="P11">Odd: [1, 3, 5, 7]</text:p>
            <text:p text:style-name="P11">Even: [2, 4, 6]</text:p>
          </table:table-cell>
        </table:table-row>
        <table:table-row table:style-name="Table1.6">
          <table:table-cell table:style-name="Table1.A1" office:value-type="string">
            <text:p text:style-name="P10">#5</text:p>
          </table:table-cell>
          <table:table-cell table:style-name="Table1.A1" office:value-type="string">
            <text:p text:style-name="P14">O1, O2, O3</text:p>
          </table:table-cell>
          <table:table-cell table:style-name="Table1.A1" office:value-type="string">
            <text:p text:style-name="P14">C2, C3</text:p>
          </table:table-cell>
          <table:table-cell table:style-name="Table1.A1" office:value-type="string">
            <text:p text:style-name="P11">[7, 5, 1, 5, 3, 9]</text:p>
          </table:table-cell>
          <table:table-cell table:style-name="Table1.A1" office:value-type="string">
            <text:p text:style-name="P11">Odd: [1, 3, 5, 7, 9]</text:p>
            <text:p text:style-name="P11">Even: [ ]</text:p>
          </table:table-cell>
        </table:table-row>
        <table:table-row table:style-name="Table1.7">
          <table:table-cell table:style-name="Table1.A1" office:value-type="string">
            <text:p text:style-name="P10">#6</text:p>
          </table:table-cell>
          <table:table-cell table:style-name="Table1.A1" office:value-type="string">
            <text:p text:style-name="P14">O1, O2, O3</text:p>
          </table:table-cell>
          <table:table-cell table:style-name="Table1.A1" office:value-type="string">
            <text:p text:style-name="P14">C2, C3</text:p>
          </table:table-cell>
          <table:table-cell table:style-name="Table1.A1" office:value-type="string">
            <text:p text:style-name="P11">[10, 4, 6, 6, 8, 4, 2]</text:p>
          </table:table-cell>
          <table:table-cell table:style-name="Table1.A1" office:value-type="string">
            <text:p text:style-name="P11">Odd: [ ] </text:p>
            <text:p text:style-name="P11">Even: [2, 4, 6, 8, 10]</text:p>
          </table:table-cell>
        </table:table-row>
      </table:table>
      <text:p text:style-name="Heading_20_1"><text:bookmark text:name="_mc0811cichzo"/>Task 2</text:p>
      <text:p text:style-name="Standard">If only one test case can be chosen, it makes sense for it to cover as many testing objectives as possible. In the above table, only test cases #4, #5, and #6 achieve all 3 testing objectives, making them ideal candidates. However, <text:span text:style-name="T1">the best test case is #4</text:span> because it contains both odd and even numbers, thus being able to reveal errors in the event that the sort and duplicate removal logic is not the same for the two types of numbers. Suppose that the program’s author first writes this logic for one type of number, then incorrectly copies it over to the other type. In this case, the logic is different for the two types of numbers and the program is bound to be faulty. As test cases #5 and #6 only cover either odd or even numbers, they may overlook the faulty logic of the other type. Given that the code of the program cannot be viewed by the tester, it is reasonable to assume this scenario. </text:p>
      <text:p text:style-name="Heading_20_1"><text:bookmark text:name="_eot95yir27m3"/>Task 3</text:p>
      <text:p text:style-name="Standard">The following table shows the result of executing the split_and_sort() function in the assignment2.py script with the 6 above test case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text:span text:style-name="T1">Case</text:span></text:p>
          </table:table-cell>
          <table:table-cell table:style-name="Table2.A1" office:value-type="string">
            <text:p text:style-name="P13"><text:span text:style-name="T1">Input</text:span></text:p>
          </table:table-cell>
          <table:table-cell table:style-name="Table2.A1" office:value-type="string">
            <text:p text:style-name="P13"><text:span text:style-name="T1">Expected output</text:span></text:p>
          </table:table-cell>
          <table:table-cell table:style-name="Table2.A1" office:value-type="string">
            <text:p text:style-name="P13"><text:span text:style-name="T1">Actual output</text:span></text:p>
          </table:table-cell>
          <table:table-cell table:style-name="Table2.A1" office:value-type="string">
            <text:p text:style-name="P13"><text:span text:style-name="T1">Status</text:span></text:p>
          </table:table-cell>
        </table:table-row>
        <table:table-row table:style-name="Table2.1">
          <table:table-cell table:style-name="Table2.A2" office:value-type="string">
            <text:p text:style-name="P13">#1</text:p>
          </table:table-cell>
          <table:table-cell table:style-name="Table2.A2" office:value-type="string">
            <text:p text:style-name="P14">[1, 2]</text:p>
          </table:table-cell>
          <table:table-cell table:style-name="Table2.A2" office:value-type="string">
            <text:p text:style-name="P14">Odd: [1]</text:p>
            <text:p text:style-name="P14">Even: [2]</text:p>
          </table:table-cell>
          <table:table-cell table:style-name="Table2.A2" office:value-type="string">
            <text:p text:style-name="P14">Odd: [1]</text:p>
            <text:p text:style-name="P14">Even: [2]</text:p>
          </table:table-cell>
          <table:table-cell table:style-name="Table2.A2" office:value-type="string">
            <text:p text:style-name="P13">Passed</text:p>
          </table:table-cell>
        </table:table-row>
        <table:table-row table:style-name="Table2.1">
          <table:table-cell table:style-name="Table2.A2" office:value-type="string">
            <text:p text:style-name="P13">#2</text:p>
          </table:table-cell>
          <table:table-cell table:style-name="Table2.A2" office:value-type="string">
            <text:p text:style-name="P14">[5, 4, 2, 1, 3, 6]</text:p>
          </table:table-cell>
          <table:table-cell table:style-name="Table2.A2" office:value-type="string">
            <text:p text:style-name="P14">Odd: [1, 3, 5]</text:p>
            <text:p text:style-name="P14">Even: [2, 4, 6]</text:p>
          </table:table-cell>
          <table:table-cell table:style-name="Table2.A2" office:value-type="string">
            <text:p text:style-name="P14">Odd: [1, 3, 5]</text:p>
            <text:p text:style-name="P14">Even: [2, 4, 6]</text:p>
          </table:table-cell>
          <table:table-cell table:style-name="Table2.A2" office:value-type="string">
            <text:p text:style-name="P13">Passed</text:p>
          </table:table-cell>
        </table:table-row>
        <table:table-row table:style-name="Table2.1">
          <table:table-cell table:style-name="Table2.A4" office:value-type="string">
            <text:p text:style-name="P13">#3</text:p>
          </table:table-cell>
          <table:table-cell table:style-name="Table2.A4" office:value-type="string">
            <text:p text:style-name="P14">[1, 1, 1, 2, 2, 2]</text:p>
          </table:table-cell>
          <table:table-cell table:style-name="Table2.A4" office:value-type="string">
            <text:p text:style-name="P14">Odd: [1]</text:p>
            <text:p text:style-name="P14">Even: [2]</text:p>
          </table:table-cell>
          <table:table-cell table:style-name="Table2.A4" office:value-type="string">
            <text:p text:style-name="P14">Odd: [1, 1, 1]</text:p>
            <text:p text:style-name="P14">Even: [2, 2, 2]</text:p>
          </table:table-cell>
          <table:table-cell table:style-name="Table2.A4" office:value-type="string">
            <text:p text:style-name="P13">Failed</text:p>
          </table:table-cell>
        </table:table-row>
        <table:table-row table:style-name="Table2.1">
          <table:table-cell table:style-name="Table2.A4" office:value-type="string">
            <text:p text:style-name="P13">#4</text:p>
          </table:table-cell>
          <table:table-cell table:style-name="Table2.A4" office:value-type="string">
            <text:p text:style-name="P14">[2, 3, 1, 1, 4, 4, 6, 7, 7, 5]</text:p>
          </table:table-cell>
          <table:table-cell table:style-name="Table2.A4" office:value-type="string">
            <text:p text:style-name="P14">Odd: [1, 3, 5, 7]</text:p>
            <text:p text:style-name="P14">Even: [2, 4, 6]</text:p>
          </table:table-cell>
          <table:table-cell table:style-name="Table2.A4" office:value-type="string">
            <text:p text:style-name="P14">Odd: [1, 1, 3, 5, 7, 7]</text:p>
            <text:p text:style-name="P14">Even: [2, 4, 4, 6]</text:p>
          </table:table-cell>
          <table:table-cell table:style-name="Table2.A4" office:value-type="string">
            <text:p text:style-name="P13">Failed</text:p>
          </table:table-cell>
        </table:table-row>
        <table:table-row table:style-name="Table2.1">
          <table:table-cell table:style-name="Table2.A4" office:value-type="string">
            <text:p text:style-name="P13">#5</text:p>
          </table:table-cell>
          <table:table-cell table:style-name="Table2.A4" office:value-type="string">
            <text:p text:style-name="P14">[7, 5, 1, 5, 3, 9]</text:p>
          </table:table-cell>
          <table:table-cell table:style-name="Table2.A4" office:value-type="string">
            <text:p text:style-name="P14">Odd: [1, 3, 5, 7, 9]</text:p>
            <text:p text:style-name="P14">Even: [ ]</text:p>
          </table:table-cell>
          <table:table-cell table:style-name="Table2.A4" office:value-type="string">
            <text:p text:style-name="P14">Odd: [1, 3, 5, 5, 7, 9]</text:p>
            <text:p text:style-name="P14">Even: [ ]</text:p>
            <text:p text:style-name="P14"/>
          </table:table-cell>
          <table:table-cell table:style-name="Table2.A4" office:value-type="string">
            <text:p text:style-name="P13">Failed</text:p>
          </table:table-cell>
        </table:table-row>
        <table:table-row table:style-name="Table2.1">
          <table:table-cell table:style-name="Table2.A4" office:value-type="string">
            <text:p text:style-name="P13">#6</text:p>
          </table:table-cell>
          <table:table-cell table:style-name="Table2.A4" office:value-type="string">
            <text:p text:style-name="P14">[10, 4, 6, 6, 8, 4, 2]</text:p>
          </table:table-cell>
          <table:table-cell table:style-name="Table2.A4" office:value-type="string">
            <text:p text:style-name="P14">Odd: [ ] </text:p>
            <text:p text:style-name="P14">Even: [2, 4, 6, 8, 10]</text:p>
          </table:table-cell>
          <table:table-cell table:style-name="Table2.A4" office:value-type="string">
            <text:p text:style-name="P14">Odd: [ ]</text:p>
            <text:p text:style-name="P14">Even: [2, 4, 4, 6, 6, 8, 10]</text:p>
          </table:table-cell>
          <table:table-cell table:style-name="Table2.A4" office:value-type="string">
            <text:p text:style-name="P13">Failed</text:p>
          </table:table-cell>
        </table:table-row>
      </table:table>
      <text:p text:style-name="Standard">The test results show that only 2 test cases passed while 4 failed. The actual outputs of the failed test cases indicate that duplicate integers have not been removed by the program. The reason these test cases can reveal the failure is that they are designed to achieve objective O3. In contrast, the passed test cases cannot because they are not designed to achieve O3.</text:p>
      <text:p text:style-name="Standard">Inspecting the program’s code reveals the problematic portion of the split_and_sort function that causes the failure:</text:p>
      <table:table table:name="Table3" table:style-name="Table3">
        <table:table-column table:style-name="Table3.A"/>
        <table:table-row table:style-name="Table3.1">
          <table:table-cell table:style-name="Table3.A1" office:value-type="string">
            <text:p text:style-name="P12"><text:span text:style-name="T4"># remove duplicates and sort</text:span></text:p>
            <text:p text:style-name="P12"><text:span text:style-name="T5">odd_nums = sorted(odd_nums)<text:line-break/>even_nums = sorted(even_nums)</text:span></text:p>
          </table:table-cell>
        </table:table-row>
      </table:table>
      <text:p text:style-name="Standard">This code sorts but forgets to remove duplicates from the two lists. One correct solution would be:</text:p>
      <table:table table:name="Table4" table:style-name="Table4">
        <table:table-column table:style-name="Table4.A"/>
        <table:table-row table:style-name="Table4.1">
          <table:table-cell table:style-name="Table4.A1" office:value-type="string">
            <text:p text:style-name="P12"><text:span text:style-name="T4"># remove duplicates and sort</text:span><text:span text:style-name="T5"><text:line-break/>odd_nums = list(set(sorted(odd_nums)))</text:span></text:p>
            <text:p text:style-name="P12"><text:span text:style-name="T5">even_nums = list(set(sorted(even_nums)))</text:span></text:p>
          </table:table-cell>
        </table:table-row>
      </table:table>
      <text:p text:style-name="Standard">This code converts the sorted odd and even lists into sets, effectively removing duplicate values from both. It then converts them back into lists, which is the expected type of the output. Despite not being the most efficient and readable solution to the problem, this code ensures that the output correctly matches the program’s d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indent="0in" style:auto-text-indent="false"/>
    </style:style>
    <style:style style:name="MT1" style:family="text">
      <style:text-properties fo:color="#666666" fo:font-size="12pt" style:font-size-asian="12pt" style:font-size-complex="12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Ta Quang Tung - 104222196</text:span></text:p>
      </style:header>
      <style:footer>
        <text:p text:style-name="MP1"><text:span text:style-name="MT1">SWE30009 - SOFTWARE TESTING AND RELIABILITY<text:tab/><text:tab/><text:tab/> <text:s text:c="3"/><text:tab/> <text:s text:c="2"/></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2" meta:paragraph-count="119" meta:word-count="1045" meta:character-count="5494" meta:non-whitespace-character-count="4563"/>
    <meta:generator>LibreOfficeDev/6.0.5.2$Linux_X86_64 LibreOffice_project/</meta:generator>
  </office:meta>
</office:document-meta>
</file>